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Standard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Standard" style:font-pitch="variable" style:font-charset="x-symbol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List_20_Paragraph" style:list-style-name="WWNum1">
      <style:paragraph-properties fo:margin-left="1.27cm" fo:margin-right="0cm" fo:line-height="110%" fo:text-indent="-0.635cm" style:auto-text-indent="false" style:writing-mode="lr-tb">
        <style:tab-stops>
          <style:tab-stop style:position="3.45cm"/>
        </style:tab-stops>
      </style:paragraph-properties>
    </style:style>
    <style:style style:name="P6" style:family="paragraph" style:parent-style-name="List_20_Paragraph" style:list-style-name="WWNum1a">
      <style:paragraph-properties fo:margin-left="1.27cm" fo:margin-right="0cm" fo:line-height="110%" fo:text-indent="-0.635cm" style:auto-text-indent="false" style:writing-mode="lr-tb"/>
    </style:style>
    <style:style style:name="P7" style:family="paragraph" style:parent-style-name="Standard">
      <style:text-properties style:font-name="Arial1" fo:font-size="12pt" fo:language="de" fo:country="DE" officeooo:rsid="00198ea2" officeooo:paragraph-rsid="001db99d" style:font-size-asian="12pt" style:font-size-complex="12pt"/>
    </style:style>
    <style:style style:name="P8" style:family="paragraph" style:parent-style-name="Standard"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margin-left="0cm" fo:margin-right="0cm" fo:line-height="110%" fo:text-indent="0cm" style:auto-text-indent="false" style:writing-mode="lr-tb">
        <style:tab-stops>
          <style:tab-stop style:position="3.45cm"/>
        </style:tab-stops>
      </style:paragraph-properties>
      <style:text-properties style:font-name="Arial1" fo:font-size="12pt" style:font-size-asian="12pt" style:font-size-complex="12pt"/>
    </style:style>
    <style:style style:name="P10" style:family="paragraph" style:parent-style-name="Standard">
      <style:paragraph-properties fo:margin-left="0cm" fo:margin-right="0cm" fo:line-height="110%" fo:text-indent="0cm" style:auto-text-indent="false" style:writing-mode="lr-tb"/>
      <style:text-properties style:font-name="Arial1" fo:font-size="12pt" style:font-size-asian="12pt" style:font-size-complex="12pt"/>
    </style:style>
    <style:style style:name="P11" style:family="paragraph" style:parent-style-name="Standard" style:list-style-name="WWNum1a">
      <style:paragraph-properties fo:margin-left="1.27cm" fo:margin-right="0cm" fo:line-height="110%" fo:text-indent="-0.635cm" style:auto-text-indent="false" style:writing-mode="lr-tb"/>
      <style:text-properties style:font-name="Arial1" fo:font-size="12pt" officeooo:paragraph-rsid="001db99d" style:font-size-asian="12pt" style:font-size-complex="12pt"/>
    </style:style>
    <style:style style:name="P12" style:family="paragraph" style:parent-style-name="Standard">
      <style:paragraph-properties fo:margin-left="0cm" fo:margin-right="0cm" fo:line-height="110%" fo:text-indent="0cm" style:auto-text-indent="false" style:writing-mode="lr-tb">
        <style:tab-stops>
          <style:tab-stop style:position="3.45cm"/>
        </style:tab-stops>
      </style:paragraph-properties>
    </style:style>
    <style:style style:name="P13" style:family="paragraph" style:parent-style-name="Standard">
      <style:paragraph-properties fo:margin-left="0cm" fo:margin-right="0cm" fo:line-height="110%" fo:text-indent="0cm" style:auto-text-indent="false" style:writing-mode="lr-tb"/>
    </style:style>
    <style:style style:name="P14" style:family="paragraph" style:parent-style-name="Table_20_Contents">
      <style:text-properties style:font-name="Arial1" fo:font-size="12pt" officeooo:rsid="001db99d" officeooo:paragraph-rsid="001db99d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b99d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officeooo:rsid="001db99d" style:font-name-complex="Arial2"/>
    </style:style>
    <style:style style:name="T6" style:family="text">
      <style:text-properties style:font-name="Arial" fo:language="de" fo:country="DE" style:font-name-asian="HGGothicE" style:language-asian="ja" style:country-asian="JP" style:font-name-complex="Arial2" style:language-complex="ar" style:country-complex="SA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style:font-name="Arial1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6" svg:width="13.625cm" svg:height="2.924cm" svg:x="-1.242cm" svg:y="-3.694cm"><draw:text-box><text:p><text:span text:style-name="T8">Engineer-Trio</text:span></text:p><text:p><text:span text:style-name="T8">Protokoll</text:span></text:p><text:p><text:span text:style-name="T8">Review 3 / Besprechung über Projektplanungsphase</text:span></text:p></draw:text-box></draw:frame>Datum: <text:span text:style-name="T3">21.04.2022</text:span></text:p>
      <text:p text:style-name="P7">Uhrzeit: <text:span text:style-name="T3">08:00 – 08:45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1889477955056">
          <table:table-cell table:style-name="Table1.A6" office:value-type="string">
            <text:p text:style-name="P14">08:00</text:p>
          </table:table-cell>
          <table:table-cell table:style-name="Table1.B6" office:value-type="string">
            <text:p text:style-name="P8"><text:span text:style-name="T4">Ergebnisse der Projekt- und Anwendungsplanungsphase</text:span><text:span text:style-name="T5"> werden</text:span><text:span text:style-name="T4"> Herr Müller präsentiert</text:span></text:p>
          </table:table-cell>
          <table:table-cell table:style-name="Table1.C2" office:value-type="string">
            <text:p text:style-name="P14">D.D, T.Ö</text:p>
          </table:table-cell>
        </table:table-row>
        <table:table-row table:style-name="TableLine1889477975216">
          <table:table-cell table:style-name="Table1.A6" office:value-type="string">
            <text:p text:style-name="P14">08:05</text:p>
          </table:table-cell>
          <table:table-cell table:style-name="Table1.B6" office:value-type="string">
            <text:p text:style-name="P9"><text:span text:style-name="T4">Herr Müller </text:span><text:span text:style-name="T5">kritisiert </text:span><text:span text:style-name="T4">unsere Projekt- und Anwendungsplanungsphase</text:span></text:p>
            <text:p text:style-name="P12"><text:span text:style-name="T4">(Zu ungenaue Projektplanungsphase)</text:span></text:p>
            <text:list xml:id="list4057723443" text:style-name="WWNum1">
              <text:list-item>
                <text:p text:style-name="P5"><text:span text:style-name="T4">Nicht geplant welche Datenbank benutzt wird</text:span></text:p>
              </text:list-item>
              <text:list-item>
                <text:p text:style-name="P5"><text:span text:style-name="T4">Nicht geplant, wie die Server Kommunikation ausschauen wird</text:span></text:p>
              </text:list-item>
              <text:list-item>
                <text:p text:style-name="P5"><text:span text:style-name="T4">Nicht geplant, wie der Server den Code kompilieren wird</text:span></text:p>
              </text:list-item>
            </text:list>
            <text:p text:style-name="P8"><text:span text:style-name="T4">Kommunikation von React ans Back-End möglich?</text:span></text:p>
          </table:table-cell>
          <table:table-cell table:style-name="Table1.C3" office:value-type="string">
            <text:p text:style-name="P14">D.D, T.Ö</text:p>
          </table:table-cell>
        </table:table-row>
        <table:table-row table:style-name="TableLine1889477973776">
          <table:table-cell table:style-name="Table1.A6" office:value-type="string">
            <text:p text:style-name="P14">08:25</text:p>
          </table:table-cell>
          <table:table-cell table:style-name="Table1.B6" office:value-type="string">
            <text:p text:style-name="P14">React als Library für Front-End festgelegt</text:p>
          </table:table-cell>
          <table:table-cell table:style-name="Table1.C4" office:value-type="string">
            <text:p text:style-name="P14">D.D, T.Ö</text:p>
          </table:table-cell>
        </table:table-row>
        <table:table-row table:style-name="TableLine1889477967152">
          <table:table-cell table:style-name="Table1.A6" office:value-type="string">
            <text:p text:style-name="P14">08:35</text:p>
          </table:table-cell>
          <table:table-cell table:style-name="Table1.B6" office:value-type="string">
            <text:p text:style-name="P10"><text:span text:style-name="T4">Nächstes Treffen: </text:span></text:p>
            <text:p text:style-name="P8"><text:span text:style-name="T4">27.04.22 <text:s text:c="3"/>11:45 – 12:15</text:span></text:p>
          </table:table-cell>
          <table:table-cell table:style-name="Table1.C5" office:value-type="string">
            <text:p text:style-name="P14">D.D, T.Ö</text:p>
          </table:table-cell>
        </table:table-row>
        <table:table-row table:style-name="TableLine1889477979248">
          <table:table-cell table:style-name="Table1.A6" office:value-type="string">
            <text:p text:style-name="P14">08:40</text:p>
          </table:table-cell>
          <table:table-cell table:style-name="Table1.B6" office:value-type="string">
            <text:p text:style-name="P10"><text:span text:style-name="T4">Bis zum nächsten Treffen:</text:span></text:p>
            <text:list xml:id="list1719768921" text:style-name="WWNum1a">
              <text:list-item>
                <text:p text:style-name="P6"><text:span text:style-name="T4">UML – Diagramm (Komponentendiagramm)</text:span></text:p>
              </text:list-item>
              <text:list-item>
                <text:p text:style-name="P6"><text:span text:style-name="T4">Kommunikation (Datenbank </text:span><text:span text:style-name="T5">und Schnittstellen</text:span><text:span text:style-name="T4">)</text:span></text:p>
              </text:list-item>
              <text:list-item>
                <text:p text:style-name="P11"><text:span text:style-name="T4">Front-End Prototyp ohne Funktionalität</text:span></text:p>
              </text:list-item>
            </text:list>
          </table:table-cell>
          <table:table-cell table:style-name="Table1.C6" office:value-type="string">
            <text:p text:style-name="P14">D.D, T.Ö</text:p>
          </table:table-cell>
        </table:table-row>
        <table:table-row table:style-name="TableLine1889477974928">
          <table:table-cell table:style-name="Table1.A7" office:value-type="string">
            <text:p text:style-name="P14">08:45</text:p>
          </table:table-cell>
          <table:table-cell table:style-name="Table1.B7" office:value-type="string">
            <text:p text:style-name="P10"><text:span text:style-name="T4">Hinweis von Herrn Müller:</text:span></text:p>
            <text:p text:style-name="P13"><text:span text:style-name="T4"><text:s text:c="2"/>- Objekt-Design für das Front-End</text:span></text:p>
            <text:p text:style-name="P13"><text:span text:style-name="T4">Anregung unter </text:span><text:a xlink:type="simple" xlink:href="http://www.codeacademy.com" text:style-name="Internet_20_link" text:visited-style-name="Visited_20_Internet_20_Link"><text:span text:style-name="Internet_20_link"><text:span text:style-name="T6">www.codeacademy.com</text:span></text:span></text:a><text:span text:style-name="T4"> </text:span></text:p>
            <text:p text:style-name="P13"><text:span text:style-name="T4">Learn Python</text:span></text:p>
            <text:p text:style-name="P8"><text:span text:style-name="T4">(Prototyp soll ähnlich ausschauen</text:span><text:span text:style-name="T5">)</text:span></text:p>
          </table:table-cell>
          <table:table-cell table:style-name="Table1.C7" office:value-type="string">
            <text:p text:style-name="P14">D.D, T.Ö</text:p>
          </table:table-cell>
        </table:table-row>
      </table:table>
      <text:p text:style-name="P4"><draw:frame text:anchor-type="paragraph" draw:z-index="1" draw:name="Text Frame 2" draw:style-name="gr1" draw:text-style-name="P15" svg:width="3.379cm" svg:height="1.255cm" svg:x="14.6cm" svg:y="12.39cm"><draw:text-box><text:p><text:span text:style-name="T7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Standard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Standard" style:font-pitch="variable" style:font-charset="x-symbol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style:font-name-asian="HGGothicE" style:font-family-asian="HGGothicE" style:font-family-generic-asian="system" style:font-pitch-asian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rial" fo:font-family="Arial" style:font-family-generic="roman" style:font-pitch="variable" style:font-name-asian="HGGothicE" style:font-family-asian="HGGothicE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4-24T23:49:16.953000000</dc:date>
    <meta:editing-duration>PT8M33S</meta:editing-duration>
    <meta:editing-cycles>3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9" meta:word-count="138" meta:character-count="1029" meta:non-whitespace-character-count="926"/>
  </office:meta>
</office:document-meta>
</file>